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6.882cm" fo:margin-left="-0.191cm" table:align="left" style:writing-mode="lr-tb"/>
    </style:style>
    <style:style style:name="Таблица9.A" style:family="table-column">
      <style:table-column-properties style:column-width="0.697cm"/>
    </style:style>
    <style:style style:name="Таблица9.B" style:family="table-column">
      <style:table-column-properties style:column-width="2.782cm"/>
    </style:style>
    <style:style style:name="Таблица9.C" style:family="table-column">
      <style:table-column-properties style:column-width="1.095cm"/>
    </style:style>
    <style:style style:name="Таблица9.D" style:family="table-column">
      <style:table-column-properties style:column-width="1.573cm"/>
    </style:style>
    <style:style style:name="Таблица9.E" style:family="table-column">
      <style:table-column-properties style:column-width="2.032cm"/>
    </style:style>
    <style:style style:name="Таблица9.F" style:family="table-column">
      <style:table-column-properties style:column-width="3.785cm"/>
    </style:style>
    <style:style style:name="Таблица9.G" style:family="table-column">
      <style:table-column-properties style:column-width="4.918cm"/>
    </style:style>
    <style:style style:name="Таблица9.1" style:family="table-row">
      <style:table-row-properties style:min-row-height="0.501cm" style:keep-together="true" fo:keep-together="auto"/>
    </style:style>
    <style:style style:name="Таблица9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0.035cm solid #ffffff" style:writing-mode="lr-tb">
        <style:background-image/>
      </style:table-cell-properties>
    </style:style>
    <style:style style:name="Таблица9.B1" style:family="table-cell">
      <style:table-cell-properties style:vertical-align="top" fo:background-color="#cccccc" fo:padding="0cm" fo:border-left="0.035cm solid #ffffff" fo:border-right="none" fo:border-top="none" fo:border-bottom="0.035cm solid #ffffff" style:writing-mode="lr-tb">
        <style:background-image/>
      </style:table-cell-properties>
    </style:style>
    <style:style style:name="Таблица9.2" style:family="table-row">
      <style:table-row-properties style:min-row-height="1.501cm" style:keep-together="true" fo:keep-together="auto"/>
    </style:style>
    <style:style style:name="Таблица9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none" fo:border-bottom="0.035cm solid #ffffff" style:writing-mode="lr-tb">
        <style:background-image/>
      </style:table-cell-properties>
    </style:style>
    <style:style style:name="Таблица9.B2" style:family="table-cell">
      <style:table-cell-properties style:vertical-align="top" fo:background-color="#f2f2f2" fo:padding="0cm" fo:border-left="0.035cm solid #ffffff" fo:border-right="none" fo:border-top="none" fo:border-bottom="0.035cm solid #ffffff" style:writing-mode="lr-tb">
        <style:background-image/>
      </style:table-cell-properties>
    </style:style>
    <style:style style:name="Таблица9.3" style:family="table-row">
      <style:table-row-properties style:min-row-height="1.7cm" style:keep-together="true" fo:keep-together="auto"/>
    </style:style>
    <style:style style:name="Таблица9.4" style:family="table-row">
      <style:table-row-properties style:min-row-height="1.101cm" style:keep-together="true" fo:keep-together="auto"/>
    </style:style>
    <style:style style:name="Таблица9.7" style:family="table-row">
      <style:table-row-properties style:min-row-height="1.801cm" style:keep-together="true" fo:keep-together="auto"/>
    </style:style>
    <style:style style:name="Таблица9.8" style:family="table-row">
      <style:table-row-properties style:min-row-height="1.582cm" style:keep-together="true" fo:keep-together="auto"/>
    </style:style>
    <style:style style:name="Таблица9.11" style:family="table-row">
      <style:table-row-properties style:min-row-height="1.487cm" style:keep-together="true" fo:keep-together="auto"/>
    </style:style>
    <style:style style:name="Таблица9.A11" style:family="table-cell">
      <style:table-cell-properties style:vertical-align="top" fo:background-color="#cccccc" fo:padding-left="0.191cm" fo:padding-right="0.191cm" fo:padding-top="0cm" fo:padding-bottom="0cm" fo:border="none" style:writing-mode="lr-tb">
        <style:background-image/>
      </style:table-cell-properties>
    </style:style>
    <style:style style:name="Таблица9.B11" style:family="table-cell">
      <style:table-cell-properties style:vertical-align="top" fo:background-color="#cccccc" fo:padding="0cm" fo:border-left="0.035cm solid #ffffff" fo:border-right="none" fo:border-top="none" fo:border-bottom="none" style:writing-mode="lr-tb">
        <style:background-image/>
      </style:table-cell-properties>
    </style:style>
    <style:style style:name="Таблица10" style:family="table">
      <style:table-properties style:width="18cm" fo:margin-left="-0.191cm" table:align="left" style:shadow="none" style:writing-mode="lr-tb"/>
    </style:style>
    <style:style style:name="Таблица10.A" style:family="table-column">
      <style:table-column-properties style:column-width="0.766cm"/>
    </style:style>
    <style:style style:name="Таблица10.B" style:family="table-column">
      <style:table-column-properties style:column-width="3.295cm"/>
    </style:style>
    <style:style style:name="Таблица10.C" style:family="table-column">
      <style:table-column-properties style:column-width="3.866cm"/>
    </style:style>
    <style:style style:name="Таблица10.D" style:family="table-column">
      <style:table-column-properties style:column-width="2.439cm"/>
    </style:style>
    <style:style style:name="Таблица10.E" style:family="table-column">
      <style:table-column-properties style:column-width="2.408cm"/>
    </style:style>
    <style:style style:name="Таблица10.F" style:family="table-column">
      <style:table-column-properties style:column-width="2.454cm"/>
    </style:style>
    <style:style style:name="Таблица10.G" style:family="table-column">
      <style:table-column-properties style:column-width="2.773cm"/>
    </style:style>
    <style:style style:name="Таблица10.1" style:family="table-row">
      <style:table-row-properties style:min-row-height="1cm" style:keep-together="true" fo:keep-together="auto"/>
    </style:style>
    <style:style style:name="Таблица10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0.035cm solid #ffffff" style:writing-mode="lr-tb">
        <style:background-image/>
      </style:table-cell-properties>
    </style:style>
    <style:style style:name="Таблица10.B1" style:family="table-cell">
      <style:table-cell-properties style:vertical-align="top" fo:background-color="#cccccc" fo:padding="0cm" fo:border-left="0.035cm solid #ffffff" fo:border-right="none" fo:border-top="none" fo:border-bottom="0.035cm solid #ffffff" style:writing-mode="lr-tb">
        <style:background-image/>
      </style:table-cell-properties>
    </style:style>
    <style:style style:name="Таблица10.2" style:family="table-row">
      <style:table-row-properties style:min-row-height="0.7cm" style:keep-together="true" fo:keep-together="auto"/>
    </style:style>
    <style:style style:name="Таблица10.A2" style:family="table-cell">
      <style:table-cell-properties style:vertical-align="middle" fo:padding="0cm" fo:border-left="none" fo:border-right="none" fo:border-top="none" fo:border-bottom="0.035cm solid #ffffff" style:writing-mode="lr-tb"/>
    </style:style>
    <style:style style:name="Таблица10.B2" style:family="table-cell">
      <style:table-cell-properties style:vertical-align="middle" fo:padding="0cm" fo:border-left="0.035cm solid #ffffff" fo:border-right="none" fo:border-top="none" fo:border-bottom="0.035cm solid #ffffff" style:writing-mode="lr-tb"/>
    </style:style>
    <style:style style:name="Таблица10.C2" style:family="table-cell">
      <style:table-cell-properties style:vertical-align="top" fo:background-color="#cccccc" fo:padding-left="0.191cm" fo:padding-right="0.191cm" fo:padding-top="0cm" fo:padding-bottom="0cm" fo:border-left="0.035cm solid #ffffff" fo:border-right="none" fo:border-top="none" fo:border-bottom="0.035cm solid #ffffff" style:writing-mode="lr-tb">
        <style:background-image/>
      </style:table-cell-properties>
    </style:style>
    <style:style style:name="Таблица10.A3" style:family="table-cell">
      <style:table-cell-properties style:vertical-align="top" fo:background-color="#f2f2f2" fo:padding-left="0.191cm" fo:padding-right="0.191cm" fo:padding-top="0cm" fo:padding-bottom="0cm" fo:border-left="none" fo:border-right="none" fo:border-top="none" fo:border-bottom="0.035cm solid #ffffff" style:writing-mode="lr-tb">
        <style:background-image/>
      </style:table-cell-properties>
    </style:style>
    <style:style style:name="Таблица10.B3" style:family="table-cell">
      <style:table-cell-properties style:vertical-align="top" fo:background-color="#f2f2f2" fo:padding="0cm" fo:border-left="0.035cm solid #ffffff" fo:border-right="none" fo:border-top="none" fo:border-bottom="0.035cm solid #ffffff" style:writing-mode="lr-tb">
        <style:background-image/>
      </style:table-cell-properties>
    </style:style>
    <style:style style:name="Таблица10.4" style:family="table-row">
      <style:table-row-properties style:min-row-height="1.501cm" style:keep-together="true" fo:keep-together="auto"/>
    </style:style>
    <style:style style:name="Таблица10.6" style:family="table-row">
      <style:table-row-properties style:min-row-height="0.501cm" style:keep-together="true" fo:keep-together="auto"/>
    </style:style>
    <style:style style:name="Таблица10.8" style:family="table-row">
      <style:table-row-properties style:min-row-height="2cm" style:keep-together="true" fo:keep-together="auto"/>
    </style:style>
    <style:style style:name="Таблица10.10" style:family="table-row">
      <style:table-row-properties style:min-row-height="1.101cm" style:keep-together="true" fo:keep-together="auto"/>
    </style:style>
    <style:style style:name="Таблица10.12" style:family="table-row">
      <style:table-row-properties style:min-row-height="1.334cm" style:keep-together="true" fo:keep-together="auto"/>
    </style:style>
    <style:style style:name="Таблица10.A12" style:family="table-cell">
      <style:table-cell-properties style:vertical-align="top" fo:background-color="#cccccc" fo:padding-left="0.191cm" fo:padding-right="0.191cm" fo:padding-top="0cm" fo:padding-bottom="0cm" fo:border="none" style:writing-mode="lr-tb">
        <style:background-image/>
      </style:table-cell-properties>
    </style:style>
    <style:style style:name="Таблица10.B12" style:family="table-cell">
      <style:table-cell-properties style:vertical-align="top" fo:background-color="#cccccc" fo:padding="0cm" fo:border-left="0.035cm solid #ffffff" fo:border-right="none" fo:border-top="none" fo:border-bottom="none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imes New Roman" fo:font-size="10pt" fo:font-weight="bold" style:letter-kerning="tru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snap-to-layout-grid="false"/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paragraph-properties fo:margin-left="0cm" fo:margin-right="0cm" fo:text-indent="2.487cm" style:auto-text-indent="false"/>
    </style:style>
    <style:style style:name="P25" style:family="paragraph" style:parent-style-name="Heading_20_1">
      <style:text-properties fo:language="ru" fo:country="RU"/>
    </style:style>
    <style:style style:name="P26" style:family="paragraph" style:parent-style-name="Heading_20_1">
      <style:text-properties style:font-name="Times New Roman" fo:font-size="10pt" style:font-size-asian="10pt" style:font-size-complex="10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fo:language="ru" fo:country="RU"/>
    </style:style>
    <style:style style:name="P29" style:family="paragraph" style:parent-style-name="Heading_20_2">
      <style:paragraph-properties fo:break-before="page"/>
      <style:text-properties fo:language="ru" fo:country="RU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0pt" fo:language="en" fo:country="US" style:font-size-asian="10pt" style:font-size-complex="10pt"/>
    </style:style>
    <style:style style:name="T5" style:family="text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&lt;</text:span><text:span text:style-name="T2">т</text:span>ут будет титульный лист<text:span text:style-name="T1">&gt;</text:span></text:p>
      <text:p text:style-name="P3"><text:span text:style-name="T1">&lt;</text:span><text:span text:style-name="T2">т</text:span>ут будет техническое задание<text:span text:style-name="T1">&gt;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31">Аннотация<text:tab/>4</text:p>
          <text:p text:style-name="P32"><text:s/>Русский<text:tab/>4</text:p>
          <text:p text:style-name="P32"><text:s/>Английский<text:tab/>4</text:p>
          <text:p text:style-name="P31">Постановка задачи<text:tab/>5</text:p>
          <text:p text:style-name="P31">Обзор литературы по теме<text:tab/>7</text:p>
          <text:p text:style-name="P31">Обоснование выбора методик и аппарата исследования<text:tab/>8</text:p>
          <text:p text:style-name="P31">Основная часть<text:tab/>9</text:p>
          <text:p text:style-name="P32">Программы автоматизации библиотечной деятельности<text:tab/>9</text:p>
          <text:p text:style-name="P31">Название<text:tab/>10</text:p>
          <text:p text:style-name="P32">Бесплатные библиографические базы данных<text:tab/>11</text:p>
          <text:p text:style-name="P33">Библиографическая база данных IngentaConnect<text:tab/>11</text:p>
          <text:p text:style-name="P33">Библиографическая база данных ArticleSciences<text:tab/>11</text:p>
          <text:p text:style-name="P33">Библиографическая база данных MedLine (PubMed)<text:tab/>12</text:p>
          <text:p text:style-name="P33">Базы данных ИНИОН<text:tab/>13</text:p>
          <text:p text:style-name="P33">Информационная система "Парк"<text:tab/>13</text:p>
          <text:p text:style-name="P33">Библиографическая база данных по проблемам физики высоких энергий<text:tab/>14</text:p>
          <text:p text:style-name="P33">Библиографическая база данных по проблемам искусственного интеллекта<text:tab/>15</text:p>
          <text:p text:style-name="P33">Библиографическая база данных по информатике<text:tab/>15</text:p>
          <text:p text:style-name="P32">Стандарты<text:tab/>15</text:p>
          <text:p text:style-name="P32">Подходы к построению цифровых библиотек<text:tab/>15</text:p>
          <text:p text:style-name="P32">Форматы описания данных<text:tab/>15</text:p>
          <text:p text:style-name="P32">Стандарты цифровых библиотек<text:tab/>16</text:p>
          <text:p text:style-name="P32">Протоколы<text:tab/>16</text:p>
          <text:p text:style-name="P31">Результаты<text:tab/>17</text:p>
          <text:p text:style-name="P31">Заключение<text:tab/>18</text:p>
          <text:p text:style-name="P32"><text:s/>Степень проработки<text:tab/>18</text:p>
          <text:p text:style-name="P32"><text:s/>Перспективы<text:tab/>18</text:p>
          <text:p text:style-name="P31">Список литературы<text:tab/>19</text:p>
        </text:index-body>
      </text:table-of-content>
      <text:h text:style-name="P25" text:outline-level="1"/>
      <text:h text:style-name="P27" text:outline-level="1"><text:span text:style-name="T2">А</text:span>ннотация</text:h>
      <text:h text:style-name="Heading_20_2" text:outline-level="2"><text:tab/>Русский</text:h>
      <text:h text:style-name="Heading_20_2" text:outline-level="2"><text:tab/>Английский</text:h>
      <text:h text:style-name="Heading_20_1" text:outline-level="1"/>
      <text:h text:style-name="P27" text:outline-level="1">Постановка задачи</text:h>
      <text:p text:style-name="Text_20_body">Фраза «Кто владеет информацией — тот владеет миром» не потеряла своей актуальности и 2 века спустя после своего появления. Сегодня как никогда очевидна ценность информации, и роль ее будет все более увеличиваться по мере развития человеческого общества. Следует также вспомнить поговорку «предупрежден — значит вооружен». В современном стремительно изменяющемся мире наличие либо отсутствие информации в нужное время могут служить как мощным и эффективным оружием, так и непробиваемой защитой. Не вызывает сомнений, что построение успешных процесса, организации, государства наконец, требует огромного количества достоверных, точных и своевременных данных из множества источников. В этой связи ключевую роль играют хранилища информации — библиотеки. Они содержат все, что человечество создало за века своего существования и посчитало полезным для будущих поколений.</text:p>
      <text:p text:style-name="Text_20_body">Библиотеки прошли огромный путь от стопки глиняных табличек за тысячи лет до нашей эры до современных цифровых сред. Цифровой способ хранения информации обеспечивает ряд преимуществ по сравнению с аналоговым, таких как: компактность, удобство и скорость поиска, относительная дешевизна обслуживания, легкость копирования. Развитие электронных коммуникаций также добавило возможность одновременного доступа к одному материалу из множества точек на планете.</text:p>
      <text:p text:style-name="Text_20_body">Тем не менее, современные электронные библиотеки не лишены и недостатков. В связи с неравномерной скоростью развития науки и технологий в мире на данный момент находятся в эксплуатации десятки различных несовместимых друг с другом библиотечных систем. При этом хранящиеся в них данные подчас уникальны. Это заставляет искать способы скопировать <text:s/>информацию либо обеспечить так называемые «шлюзы» - каналы для доступа из других систем.</text:p>
      <text:p text:style-name="P4"><text:soft-page-break/>Целью данной работы является обзор существующих на сегодняшний день стандартов в области хранения (структур данных) и передачи (протоколов) библиотечной информации, сравнение их по эффективности, простоте реализации, распространенности. Также ставится задача предложить способы организации взаимодействия между библиотечными системами, оптимизации существующих протоколов и интерфейсов.</text:p>
      <text:h text:style-name="P27" text:outline-level="1">Обзор литературы по теме</text:h>
      <text:p text:style-name="Text_20_body">Среди русскоязычных источников наиболее заметными являются публикации СПбГТУ. Это работы авторов <text:span text:style-name="T3">Племнек А.И., Соколовой Н.В., Баранова В.Л., Усманова Р.Т., такие как //номера из списка литературы</text:span></text:p>
      <text:p text:style-name="P22">Среди англоязычных источников считаю нужным выделить следующие: //номера из списка литературы</text:p>
      <text:p text:style-name="P22">// перечисление работ с указанием основных идей и достоинств</text:p>
      <text:h text:style-name="P27" text:outline-level="1">Обоснование выбора методик и аппарата исследования</text:h>
      <text:p text:style-name="Text_20_body"/>
      <text:h text:style-name="P27" text:outline-level="1">Основная часть</text:h>
      <text:h text:style-name="P28" text:outline-level="2">Программы автоматизации библиотечной деятельности</text:h>
      <text:p text:style-name="Text_20_body"><text:span text:style-name="T2">Ниже приведен список основных распространенных на территории России библиотечных программ. </text:span>Результаты основываются на данных, полученных из Интернет. Названия программ расположены в алфавитном порядке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row table:style-name="Таблица9.1">
          <table:table-cell table:style-name="Таблица9.A1" office:value-type="string">
            <text:p text:style-name="P11">№</text:p>
          </table:table-cell>
          <table:table-cell table:style-name="Таблица9.B1" office:value-type="string">
            <text:p text:style-name="P7">Название</text:p>
          </table:table-cell>
          <table:table-cell table:style-name="Таблица9.B1" office:value-type="string">
            <text:p text:style-name="P11">Демо</text:p>
          </table:table-cell>
          <table:table-cell table:style-name="Таблица9.B1" office:value-type="string">
            <text:p text:style-name="P11">Работает</text:p>
          </table:table-cell>
          <table:table-cell table:style-name="Таблица9.B1" office:value-type="string">
            <text:p text:style-name="P11">Инструкции </text:p>
          </table:table-cell>
          <table:table-cell table:style-name="Таблица9.B1" office:value-type="string">
            <text:p text:style-name="P11">Ограничения демо-версии</text:p>
          </table:table-cell>
          <table:table-cell table:style-name="Таблица9.B1" office:value-type="string">
            <text:p text:style-name="P12">Компания, адрес сайта</text:p>
          </table:table-cell>
        </table:table-row>
        <table:table-row table:style-name="Таблица9.2">
          <table:table-cell table:style-name="Таблица9.A2" office:value-type="string">
            <text:p text:style-name="P12">1</text:p>
          </table:table-cell>
          <table:table-cell table:style-name="Таблица9.B2" office:value-type="string">
            <text:p text:style-name="P7">1С:Предприятие "Онлайн: библиотека"</text:p>
            <text:p text:style-name="P10">для любой компоненты 1С:Предприятие</text:p>
          </table:table-cell>
          <table:table-cell table:style-name="Таблица9.B2" office:value-type="string">
            <text:p text:style-name="P11">–</text:p>
          </table:table-cell>
          <table:table-cell table:style-name="Таблица9.B2" office:value-type="string">
            <text:p text:style-name="P11"> </text:p>
          </table:table-cell>
          <table:table-cell table:style-name="Таблица9.B2" office:value-type="string">
            <text:p text:style-name="P12"> </text:p>
          </table:table-cell>
          <table:table-cell table:style-name="Таблица9.B2" office:value-type="string">
            <text:p text:style-name="P12"> </text:p>
          </table:table-cell>
          <table:table-cell table:style-name="Таблица9.B2" office:value-type="string">
            <text:p text:style-name="P12">ЗАО "1С"</text:p>
            <text:p text:style-name="Standard"><text:a xlink:type="simple" xlink:href="http://www.1cbit.ru/"><text:span text:style-name="Internet_20_link"><text:span text:style-name="T4">www</text:span></text:span></text:a><text:a xlink:type="simple" xlink:href="http://www.1cbit.ru/"><text:span text:style-name="Internet_20_link"><text:span text:style-name="T6">.1</text:span></text:span></text:a><text:a xlink:type="simple" xlink:href="http://www.1cbit.ru/"><text:span text:style-name="Internet_20_link"><text:span text:style-name="T4">cbit</text:span></text:span></text:a><text:a xlink:type="simple" xlink:href="http://www.1cbit.ru/"><text:span text:style-name="Internet_20_link"><text:span text:style-name="T6">.</text:span></text:span></text:a><text:a xlink:type="simple" xlink:href="http://www.1cbit.ru/"><text:span text:style-name="Internet_20_link"><text:span text:style-name="T4">ru</text:span></text:span></text:a></text:p>
            <text:p text:style-name="P15"> </text:p>
          </table:table-cell>
        </table:table-row>
        <table:table-row table:style-name="Таблица9.3">
          <table:table-cell table:style-name="Таблица9.A1" office:value-type="string">
            <text:p text:style-name="P12">2</text:p>
          </table:table-cell>
          <table:table-cell table:style-name="Таблица9.B1" office:value-type="string">
            <text:p text:style-name="P19">LiberMedia</text:p>
            <text:p text:style-name="P18"> </text:p>
          </table:table-cell>
          <table:table-cell table:style-name="Таблица9.B1" office:value-type="string">
            <text:p text:style-name="P11">–</text:p>
          </table:table-cell>
          <table:table-cell table:style-name="Таблица9.B1" office:value-type="string">
            <text:p text:style-name="P11"> </text:p>
          </table:table-cell>
          <table:table-cell table:style-name="Таблица9.B1" office:value-type="string">
            <text:p text:style-name="P12"> </text:p>
          </table:table-cell>
          <table:table-cell table:style-name="Таблица9.B1" office:value-type="string">
            <text:p text:style-name="P12"> </text:p>
          </table:table-cell>
          <table:table-cell table:style-name="Таблица9.B1" office:value-type="string">
            <text:p text:style-name="P16">Relais Informatique International Diffusion</text:p>
            <text:p text:style-name="Standard"><text:a xlink:type="simple" xlink:href="http://www.libermedia.ru/"><text:span text:style-name="Internet_20_link"><text:span text:style-name="T4">www.libermedia.ru</text:span></text:span></text:a><text:span text:style-name="T4"> </text:span></text:p>
          </table:table-cell>
        </table:table-row>
        <table:table-row table:style-name="Таблица9.4">
          <table:table-cell table:style-name="Таблица9.A2" office:value-type="string">
            <text:p text:style-name="P12">3</text:p>
          </table:table-cell>
          <table:table-cell table:style-name="Таблица9.B2" office:value-type="string">
            <text:p text:style-name="P19">Opac</text:p>
            <text:p text:style-name="P6"> </text:p>
          </table:table-cell>
          <table:table-cell table:style-name="Таблица9.B2" office:value-type="string">
            <text:p text:style-name="P11">–</text:p>
          </table:table-cell>
          <table:table-cell table:style-name="Таблица9.B2" office:value-type="string">
            <text:p text:style-name="P11"> </text:p>
          </table:table-cell>
          <table:table-cell table:style-name="Таблица9.B2" office:value-type="string">
            <text:p text:style-name="P11"> </text:p>
          </table:table-cell>
          <table:table-cell table:style-name="Таблица9.B2" office:value-type="string">
            <text:p text:style-name="P12"> </text:p>
          </table:table-cell>
          <table:table-cell table:style-name="Таблица9.B2" office:value-type="string">
            <text:p text:style-name="P12">ООО "ДИТ-М"</text:p>
            <text:p text:style-name="Standard"><text:a xlink:type="simple" xlink:href="http://www.ditm.ru/"><text:span text:style-name="Internet_20_link"><text:span text:style-name="T4">www</text:span></text:span></text:a><text:a xlink:type="simple" xlink:href="http://www.ditm.ru/"><text:span text:style-name="Internet_20_link"><text:span text:style-name="T6">.</text:span></text:span></text:a><text:a xlink:type="simple" xlink:href="http://www.ditm.ru/"><text:span text:style-name="Internet_20_link"><text:span text:style-name="T4">ditm</text:span></text:span></text:a><text:a xlink:type="simple" xlink:href="http://www.ditm.ru/"><text:span text:style-name="Internet_20_link"><text:span text:style-name="T6">.</text:span></text:span></text:a><text:a xlink:type="simple" xlink:href="http://www.ditm.ru/"><text:span text:style-name="Internet_20_link"><text:span text:style-name="T4">ru</text:span></text:span></text:a></text:p>
            <text:p text:style-name="P10"> </text:p>
          </table:table-cell>
        </table:table-row>
        <table:table-row table:style-name="Таблица9.4">
          <table:table-cell table:style-name="Таблица9.A1" office:value-type="string">
            <text:p text:style-name="P12">4</text:p>
          </table:table-cell>
          <table:table-cell table:style-name="Таблица9.B1" office:value-type="string">
            <text:p text:style-name="P7">АС-Библио</text:p>
            <text:p text:style-name="P6"> </text:p>
          </table:table-cell>
          <table:table-cell table:style-name="Таблица9.B1" office:value-type="string">
            <text:p text:style-name="P11">–</text:p>
          </table:table-cell>
          <table:table-cell table:style-name="Таблица9.B1" office:value-type="string">
            <text:p text:style-name="P11"> </text:p>
          </table:table-cell>
          <table:table-cell table:style-name="Таблица9.B1" office:value-type="string">
            <text:p text:style-name="P11"> </text:p>
          </table:table-cell>
          <table:table-cell table:style-name="Таблица9.B1" office:value-type="string">
            <text:p text:style-name="P12"> </text:p>
          </table:table-cell>
          <table:table-cell table:style-name="Таблица9.B1" office:value-type="string">
            <text:p text:style-name="P12">Фирма "АС"</text:p>
            <text:p text:style-name="Standard"><text:a xlink:type="simple" xlink:href="http://www.asntl.ru/"><text:span text:style-name="Internet_20_link"><text:span text:style-name="T4">www</text:span></text:span></text:a><text:a xlink:type="simple" xlink:href="http://www.asntl.ru/"><text:span text:style-name="Internet_20_link"><text:span text:style-name="T6">.</text:span></text:span></text:a><text:a xlink:type="simple" xlink:href="http://www.asntl.ru/"><text:span text:style-name="Internet_20_link"><text:span text:style-name="T4">asntl</text:span></text:span></text:a><text:a xlink:type="simple" xlink:href="http://www.asntl.ru/"><text:span text:style-name="Internet_20_link"><text:span text:style-name="T6">.</text:span></text:span></text:a><text:a xlink:type="simple" xlink:href="http://www.asntl.ru/"><text:span text:style-name="Internet_20_link"><text:span text:style-name="T4">ru</text:span></text:span></text:a></text:p>
          </table:table-cell>
        </table:table-row>
        <table:table-row table:style-name="Таблица9.4">
          <table:table-cell table:style-name="Таблица9.A2" office:value-type="string">
            <text:p text:style-name="P12">5</text:p>
          </table:table-cell>
          <table:table-cell table:style-name="Таблица9.B2" office:value-type="string">
            <text:p text:style-name="P7">Библиотека 3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2">150 записей в базе данных</text:p>
          </table:table-cell>
          <table:table-cell table:style-name="Таблица9.B2" office:value-type="string">
            <text:p text:style-name="P12">ФГУП ГИВЦ "Роскультуры"</text:p>
            <text:p text:style-name="Standard"><text:a xlink:type="simple" xlink:href="http://www.givc.ru/"><text:span text:style-name="Internet_20_link"><text:span text:style-name="T4">www</text:span></text:span></text:a><text:a xlink:type="simple" xlink:href="http://www.givc.ru/"><text:span text:style-name="Internet_20_link"><text:span text:style-name="T6">.</text:span></text:span></text:a><text:a xlink:type="simple" xlink:href="http://www.givc.ru/"><text:span text:style-name="Internet_20_link"><text:span text:style-name="T4">givc</text:span></text:span></text:a><text:a xlink:type="simple" xlink:href="http://www.givc.ru/"><text:span text:style-name="Internet_20_link"><text:span text:style-name="T6">.</text:span></text:span></text:a><text:a xlink:type="simple" xlink:href="http://www.givc.ru/"><text:span text:style-name="Internet_20_link"><text:span text:style-name="T4">ru</text:span></text:span></text:a></text:p>
          </table:table-cell>
        </table:table-row>
        <table:table-row table:style-name="Таблица9.7">
          <table:table-cell table:style-name="Таблица9.A1" office:value-type="string">
            <text:p text:style-name="P12">6</text:p>
          </table:table-cell>
          <table:table-cell table:style-name="Таблица9.B1" office:value-type="string">
            <text:p text:style-name="P7">Библиотека 5.4</text:p>
          </table:table-cell>
          <table:table-cell table:style-name="Таблица9.B1" office:value-type="string">
            <text:p text:style-name="P11">+</text:p>
          </table:table-cell>
          <table:table-cell table:style-name="Таблица9.B1" office:value-type="string">
            <text:p text:style-name="P11">+</text:p>
          </table:table-cell>
          <table:table-cell table:style-name="Таблица9.B1" office:value-type="string">
            <text:p text:style-name="P11">+</text:p>
          </table:table-cell>
          <table:table-cell table:style-name="Таблица9.B1" office:value-type="string">
            <text:p text:style-name="P12">100 записей в каждом из каталогов</text:p>
          </table:table-cell>
          <table:table-cell table:style-name="Таблица9.B1" office:value-type="string">
            <text:p text:style-name="P12">Научная библиотека МГУ, "Библиотечная компьютерная сеть"</text:p>
            <text:p text:style-name="Standard"><text:a xlink:type="simple" xlink:href="http://www.bks-mgu.ru/"><text:span text:style-name="Internet_20_link"><text:span text:style-name="T4">www</text:span></text:span></text:a><text:a xlink:type="simple" xlink:href="http://www.bks-mgu.ru/"><text:span text:style-name="Internet_20_link"><text:span text:style-name="T6">.</text:span></text:span></text:a><text:a xlink:type="simple" xlink:href="http://www.bks-mgu.ru/"><text:span text:style-name="Internet_20_link"><text:span text:style-name="T4">bks</text:span></text:span></text:a><text:a xlink:type="simple" xlink:href="http://www.bks-mgu.ru/"><text:span text:style-name="Internet_20_link"><text:span text:style-name="T6">-</text:span></text:span></text:a><text:a xlink:type="simple" xlink:href="http://www.bks-mgu.ru/"><text:span text:style-name="Internet_20_link"><text:span text:style-name="T4">mgu</text:span></text:span></text:a><text:a xlink:type="simple" xlink:href="http://www.bks-mgu.ru/"><text:span text:style-name="Internet_20_link"><text:span text:style-name="T6">.</text:span></text:span></text:a><text:a xlink:type="simple" xlink:href="http://www.bks-mgu.ru/"><text:span text:style-name="Internet_20_link"><text:span text:style-name="T4">ru</text:span></text:span></text:a><text:span text:style-name="T4"> </text:span></text:p>
          </table:table-cell>
        </table:table-row>
        <table:table-row table:style-name="Таблица9.8">
          <table:table-cell table:style-name="Таблица9.A2" office:value-type="string">
            <text:p text:style-name="P12">7</text:p>
          </table:table-cell>
          <table:table-cell table:style-name="Таблица9.B2" office:value-type="string">
            <text:p text:style-name="P7">Ирбис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2">Недоступны операции редактирования/сохране-ния данных на сервере</text:p>
          </table:table-cell>
          <table:table-cell table:style-name="Таблица9.B2" office:value-type="string">
            <text:p text:style-name="P12">ГПНТБ России</text:p>
            <text:p text:style-name="Standard"><text:a xlink:type="simple" xlink:href="http://www.elnit.org/irbis/irbis.html"><text:span text:style-name="Internet_20_link"><text:span text:style-name="T6">http://www.elnit.org/irbis/irbis.html</text:span></text:span></text:a><text:span text:style-name="T6"> </text:span></text:p>
          </table:table-cell>
        </table:table-row>
        <table:table-row table:style-name="Таблица9.8">
          <table:table-cell table:style-name="Таблица9.A1" office:value-type="string">
            <text:p text:style-name="P16">9</text:p>
          </table:table-cell>
          <table:table-cell table:style-name="Таблица9.B1" office:value-type="string">
            <text:p text:style-name="P20"><text:span text:style-name="T7">МАРК-</text:span><text:span text:style-name="T5">SQL</text:span></text:p>
          </table:table-cell>
          <table:table-cell table:style-name="Таблица9.B1" office:value-type="string">
            <text:p text:style-name="P17">+</text:p>
          </table:table-cell>
          <table:table-cell table:style-name="Таблица9.B1" office:value-type="string">
            <text:p text:style-name="P17">+</text:p>
          </table:table-cell>
          <table:table-cell table:style-name="Таблица9.B1" office:value-type="string">
            <text:p text:style-name="P17">+</text:p>
          </table:table-cell>
          <table:table-cell table:style-name="Таблица9.B1" office:value-type="string">
            <text:p text:style-name="P12">Недоступны операции редактирования/сохране-ния данных на сервере</text:p>
          </table:table-cell>
          <table:table-cell table:style-name="Таблица9.B1" office:value-type="string">
            <text:p text:style-name="P12">НПО "Информ-система"</text:p>
            <text:p text:style-name="Standard"><text:a xlink:type="simple" xlink:href="http://www.informsystema.ru/"><text:span text:style-name="Internet_20_link"><text:span text:style-name="T4">www</text:span></text:span></text:a><text:a xlink:type="simple" xlink:href="http://www.informsystema.ru/"><text:span text:style-name="Internet_20_link"><text:span text:style-name="T6">.</text:span></text:span></text:a><text:a xlink:type="simple" xlink:href="http://www.informsystema.ru/"><text:span text:style-name="Internet_20_link"><text:span text:style-name="T4">informsystema</text:span></text:span></text:a><text:a xlink:type="simple" xlink:href="http://www.informsystema.ru/"><text:span text:style-name="Internet_20_link"><text:span text:style-name="T6">.</text:span></text:span></text:a><text:a xlink:type="simple" xlink:href="http://www.informsystema.ru/"><text:span text:style-name="Internet_20_link"><text:span text:style-name="T4">ru</text:span></text:span></text:a></text:p>
          </table:table-cell>
        </table:table-row>
        <table:table-row table:style-name="Таблица9.7">
          <table:table-cell table:style-name="Таблица9.A2" office:value-type="string">
            <text:p text:style-name="P16">9</text:p>
          </table:table-cell>
          <table:table-cell table:style-name="Таблица9.B2" office:value-type="string">
            <text:p text:style-name="P7">Моя библиотека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1">+</text:p>
          </table:table-cell>
          <table:table-cell table:style-name="Таблица9.B2" office:value-type="string">
            <text:p text:style-name="P12">100 записей в каждом из каталогов</text:p>
          </table:table-cell>
          <table:table-cell table:style-name="Таблица9.B2" office:value-type="string">
            <text:p text:style-name="P12">Научная библиотека МГУ, "Библиотечная компьютерная сеть"</text:p>
            <text:p text:style-name="Standard"><text:a xlink:type="simple" xlink:href="http://www.bks-mgu.ru/"><text:span text:style-name="Internet_20_link"><text:span text:style-name="T4">www</text:span></text:span></text:a><text:a xlink:type="simple" xlink:href="http://www.bks-mgu.ru/"><text:span text:style-name="Internet_20_link"><text:span text:style-name="T6">.</text:span></text:span></text:a><text:a xlink:type="simple" xlink:href="http://www.bks-mgu.ru/"><text:span text:style-name="Internet_20_link"><text:span text:style-name="T4">bks</text:span></text:span></text:a><text:a xlink:type="simple" xlink:href="http://www.bks-mgu.ru/"><text:span text:style-name="Internet_20_link"><text:span text:style-name="T6">-</text:span></text:span></text:a><text:a xlink:type="simple" xlink:href="http://www.bks-mgu.ru/"><text:span text:style-name="Internet_20_link"><text:span text:style-name="T4">mgu</text:span></text:span></text:a><text:a xlink:type="simple" xlink:href="http://www.bks-mgu.ru/"><text:span text:style-name="Internet_20_link"><text:span text:style-name="T6">.</text:span></text:span></text:a><text:a xlink:type="simple" xlink:href="http://www.bks-mgu.ru/"><text:span text:style-name="Internet_20_link"><text:span text:style-name="T4">ru</text:span></text:span></text:a></text:p>
          </table:table-cell>
        </table:table-row>
        <table:table-row table:style-name="Таблица9.11">
          <table:table-cell table:style-name="Таблица9.A11" office:value-type="string">
            <text:p text:style-name="P16">10</text:p>
          </table:table-cell>
          <table:table-cell table:style-name="Таблица9.B11" office:value-type="string">
            <text:p text:style-name="P7">Руслан</text:p>
          </table:table-cell>
          <table:table-cell table:style-name="Таблица9.B11" office:value-type="string">
            <text:p text:style-name="P11">+</text:p>
          </table:table-cell>
          <table:table-cell table:style-name="Таблица9.B11" office:value-type="string">
            <text:p text:style-name="P11">+</text:p>
          </table:table-cell>
          <table:table-cell table:style-name="Таблица9.B11" office:value-type="string">
            <text:p text:style-name="P11">+</text:p>
          </table:table-cell>
          <table:table-cell table:style-name="Таблица9.B11" office:value-type="string">
            <text:p text:style-name="P12">Недоступны операции редактирования/сохране-ния данных на сервере. 1000 -  максимальное количество записей. </text:p>
          </table:table-cell>
          <table:table-cell table:style-name="Таблица9.B11" office:value-type="string">
            <text:p text:style-name="P20"><text:a xlink:type="simple" xlink:href="http://www.ruslan.ru/"><text:span text:style-name="Internet_20_link"><text:span text:style-name="T4">www</text:span></text:span></text:a><text:a xlink:type="simple" xlink:href="http://www.ruslan.ru/"><text:span text:style-name="Internet_20_link"><text:span text:style-name="T6">.</text:span></text:span></text:a><text:a xlink:type="simple" xlink:href="http://www.ruslan.ru/"><text:span text:style-name="Internet_20_link"><text:span text:style-name="T4">ruslan</text:span></text:span></text:a><text:a xlink:type="simple" xlink:href="http://www.ruslan.ru/"><text:span text:style-name="Internet_20_link"><text:span text:style-name="T6">.</text:span></text:span></text:a><text:a xlink:type="simple" xlink:href="http://www.ruslan.ru/"><text:span text:style-name="Internet_20_link"><text:span text:style-name="T4">ru</text:span></text:span></text:a></text:p>
            <text:p text:style-name="P10"> </text:p>
          </table:table-cell>
        </table:table-row>
      </table:table>
      <text:p text:style-name="P24"/>
      <text:p text:style-name="P24"><text:soft-page-break/>Цены указаны в рублях на 28.05.2007. Цены основываются на данных, полученных из Интернет. Названия программ расположены в алфавитном порядке.</text:p>
      <text:p text:style-name="P15"> 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row table:style-name="Таблица10.1">
          <table:table-cell table:style-name="Таблица10.A1" table:number-rows-spanned="2" office:value-type="string">
            <text:p text:style-name="P8">№</text:p>
          </table:table-cell>
          <table:table-cell table:style-name="Таблица10.B1" table:number-rows-spanned="2" office:value-type="string">
            <text:h text:style-name="P26" text:outline-level="1">Название</text:h>
          </table:table-cell>
          <table:table-cell table:style-name="Таблица10.B1" table:number-columns-spanned="3" office:value-type="string">
            <text:p text:style-name="P8">Минимальный комплект (руб.) </text:p>
          </table:table-cell>
          <table:covered-table-cell/>
          <table:covered-table-cell/>
          <table:table-cell table:style-name="Таблица10.B1" table:number-rows-spanned="2" office:value-type="string">
            <text:p text:style-name="P7">Максималь-ный комп-лект (руб.)</text:p>
          </table:table-cell>
          <table:table-cell table:style-name="Таблица10.B1" table:number-rows-spanned="2" office:value-type="string">
            <text:p text:style-name="P7">Техническая. поддержка на год (руб.)</text:p>
          </table:table-cell>
        </table:table-row>
        <table:table-row table:style-name="Таблица10.2">
          <table:covered-table-cell/>
          <table:covered-table-cell/>
          <table:table-cell table:style-name="Таблица10.C2" office:value-type="string">
            <text:p text:style-name="P8">модули</text:p>
          </table:table-cell>
          <table:table-cell table:style-name="Таблица10.B1" office:value-type="string">
            <text:p text:style-name="P8">локальная версия</text:p>
          </table:table-cell>
          <table:table-cell table:style-name="Таблица10.B1" office:value-type="string">
            <text:p text:style-name="P8">сетевая версия</text:p>
          </table:table-cell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12">1</text:p>
          </table:table-cell>
          <table:table-cell table:style-name="Таблица10.B3" office:value-type="string">
            <text:p text:style-name="P7">1С:Предприятие "Онлайн: библиотека"</text:p>
          </table:table-cell>
          <table:table-cell table:style-name="Таблица10.B3" office:value-type="string">
            <text:p text:style-name="P12">для любой компоненты 1С:Предприятие</text:p>
          </table:table-cell>
          <table:table-cell table:style-name="Таблица10.B3" office:value-type="string">
            <text:p text:style-name="P14">3.000</text:p>
          </table:table-cell>
          <table:table-cell table:style-name="Таблица10.B3" office:value-type="string">
            <text:p text:style-name="P14">-</text:p>
          </table:table-cell>
          <table:table-cell table:style-name="Таблица10.B3" office:value-type="string">
            <text:p text:style-name="P14">-</text:p>
          </table:table-cell>
          <table:table-cell table:style-name="Таблица10.B3" office:value-type="string">
            <text:p text:style-name="P11">-</text:p>
          </table:table-cell>
        </table:table-row>
        <table:table-row table:style-name="Таблица10.4">
          <table:table-cell table:style-name="Таблица10.A1" office:value-type="string">
            <text:p text:style-name="P12">2</text:p>
          </table:table-cell>
          <table:table-cell table:style-name="Таблица10.B1" office:value-type="string">
            <text:p text:style-name="P20"><text:span text:style-name="T5">LiberMedia</text:span><text:span text:style-name="T7"> 4.1</text:span></text:p>
            <text:p text:style-name="P6"> </text:p>
          </table:table-cell>
          <table:table-cell table:style-name="Таблица10.B1" office:value-type="string">
            <text:p text:style-name="P12">Каталогизация, Поиск, Комплектование, Адми-нистратор, Читатели</text:p>
            <text:p text:style-name="P10">нистратор</text:p>
          </table:table-cell>
          <table:table-cell table:style-name="Таблица10.B1" office:value-type="string">
            <text:p text:style-name="P14">35.880</text:p>
          </table:table-cell>
          <table:table-cell table:style-name="Таблица10.B1" office:value-type="string">
            <text:p text:style-name="P14">73.320</text:p>
          </table:table-cell>
          <table:table-cell table:style-name="Таблица10.B1" office:value-type="string">
            <text:p text:style-name="P14">274.300</text:p>
          </table:table-cell>
          <table:table-cell table:style-name="Таблица10.B1" office:value-type="string">
            <text:p text:style-name="P12">12% от стоимости программы</text:p>
          </table:table-cell>
        </table:table-row>
        <table:table-row table:style-name="Таблица10.4">
          <table:table-cell table:style-name="Таблица10.A3" office:value-type="string">
            <text:p text:style-name="P12">3</text:p>
          </table:table-cell>
          <table:table-cell table:style-name="Таблица10.B3" office:value-type="string">
            <text:p text:style-name="P19">Opac</text:p>
            <text:p text:style-name="P6"> </text:p>
          </table:table-cell>
          <table:table-cell table:style-name="Таблица10.B3" office:value-type="string">
            <text:p text:style-name="P12">Каталогизация, Поиск, Заказ, Администратор, Веб-поиск</text:p>
          </table:table-cell>
          <table:table-cell table:style-name="Таблица10.B3" office:value-type="string">
            <text:p text:style-name="P14"> </text:p>
          </table:table-cell>
          <table:table-cell table:style-name="Таблица10.B3" office:value-type="string">
            <text:p text:style-name="P14">от 100.000</text:p>
          </table:table-cell>
          <table:table-cell table:style-name="Таблица10.B3" office:value-type="string">
            <text:p text:style-name="P14">1.500.000</text:p>
          </table:table-cell>
          <table:table-cell table:style-name="Таблица10.B3" office:value-type="string">
            <text:p text:style-name="P12">входит в комплект</text:p>
          </table:table-cell>
        </table:table-row>
        <table:table-row table:style-name="Таблица10.6">
          <table:table-cell table:style-name="Таблица10.A1" office:value-type="string">
            <text:p text:style-name="P12">4</text:p>
          </table:table-cell>
          <table:table-cell table:style-name="Таблица10.B1" office:value-type="string">
            <text:p text:style-name="P7">АС-Библио</text:p>
          </table:table-cell>
          <table:table-cell table:style-name="Таблица10.B1" office:value-type="string">
            <text:p text:style-name="P12">нет информации</text:p>
          </table:table-cell>
          <table:table-cell table:style-name="Таблица10.B1" office:value-type="string">
            <text:p text:style-name="P14">нет информации</text:p>
          </table:table-cell>
          <table:table-cell table:style-name="Таблица10.B1" office:value-type="string">
            <text:p text:style-name="P14">нет информации</text:p>
          </table:table-cell>
          <table:table-cell table:style-name="Таблица10.B1" office:value-type="string">
            <text:p text:style-name="P14">нет информации информации</text:p>
          </table:table-cell>
          <table:table-cell table:style-name="Таблица10.B1" office:value-type="string">
            <text:p text:style-name="P12">нет информации</text:p>
          </table:table-cell>
        </table:table-row>
        <table:table-row table:style-name="Таблица10.4">
          <table:table-cell table:style-name="Таблица10.A3" office:value-type="string">
            <text:p text:style-name="P12">5</text:p>
          </table:table-cell>
          <table:table-cell table:style-name="Таблица10.B3" office:value-type="string">
            <text:p text:style-name="P7">Библиотека 3</text:p>
          </table:table-cell>
          <table:table-cell table:style-name="Таблица10.B3" office:value-type="string">
            <text:p text:style-name="P12">Каталогизация, Поиск, Комплектование, Администратор</text:p>
          </table:table-cell>
          <table:table-cell table:style-name="Таблица10.B3" office:value-type="string">
            <text:p text:style-name="P14">30.000</text:p>
          </table:table-cell>
          <table:table-cell table:style-name="Таблица10.B3" office:value-type="string">
            <text:p text:style-name="P14">50.000</text:p>
          </table:table-cell>
          <table:table-cell table:style-name="Таблица10.B3" office:value-type="string">
            <text:p text:style-name="P14">180.000</text:p>
          </table:table-cell>
          <table:table-cell table:style-name="Таблица10.B3" office:value-type="string">
            <text:p text:style-name="P12">50.000</text:p>
          </table:table-cell>
        </table:table-row>
        <table:table-row table:style-name="Таблица10.8">
          <table:table-cell table:style-name="Таблица10.A1" office:value-type="string">
            <text:p text:style-name="P12">6</text:p>
          </table:table-cell>
          <table:table-cell table:style-name="Таблица10.B1" office:value-type="string">
            <text:p text:style-name="P7">Библиотека 5.4</text:p>
          </table:table-cell>
          <table:table-cell table:style-name="Таблица10.B1" office:value-type="string">
            <text:p text:style-name="P12">Каталогизация, Поиск, Администратор, Комплектование, Периодика, Читатели</text:p>
            <text:p text:style-name="P10">Книговыдача</text:p>
          </table:table-cell>
          <table:table-cell table:style-name="Таблица10.B1" office:value-type="string">
            <text:p text:style-name="P21"><text:span text:style-name="T4">14</text:span><text:span text:style-name="T6">.</text:span><text:span text:style-name="T4">430</text:span></text:p>
          </table:table-cell>
          <table:table-cell table:style-name="Таблица10.B1" office:value-type="string">
            <text:p text:style-name="P21"><text:span text:style-name="T4">14</text:span><text:span text:style-name="T6">.</text:span><text:span text:style-name="T4">430</text:span></text:p>
          </table:table-cell>
          <table:table-cell table:style-name="Таблица10.B1" office:value-type="string">
            <text:p text:style-name="P21"><text:span text:style-name="T4">14</text:span><text:span text:style-name="T6">.</text:span><text:span text:style-name="T4">430</text:span></text:p>
          </table:table-cell>
          <table:table-cell table:style-name="Таблица10.B1" office:value-type="string">
            <text:p text:style-name="P12">3.615</text:p>
          </table:table-cell>
        </table:table-row>
        <table:table-row table:style-name="Таблица10.4">
          <table:table-cell table:style-name="Таблица10.A3" office:value-type="string">
            <text:p text:style-name="P12">7</text:p>
          </table:table-cell>
          <table:table-cell table:style-name="Таблица10.B3" office:value-type="string">
            <text:p text:style-name="P7">Ирбис</text:p>
          </table:table-cell>
          <table:table-cell table:style-name="Таблица10.B3" office:value-type="string">
            <text:p text:style-name="P12">Каталогизатор, Поиск, Администратор, Читатель </text:p>
            <text:p text:style-name="P10"> </text:p>
          </table:table-cell>
          <table:table-cell table:style-name="Таблица10.B3" office:value-type="string">
            <text:p text:style-name="P14">21.600</text:p>
            <text:p text:style-name="P13">25 000 записей в одной базе</text:p>
          </table:table-cell>
          <table:table-cell table:style-name="Таблица10.B3" office:value-type="string">
            <text:p text:style-name="P14">21.600</text:p>
            <text:p text:style-name="P13">25 000 записей в одной базе</text:p>
          </table:table-cell>
          <table:table-cell table:style-name="Таблица10.B3" office:value-type="string">
            <text:p text:style-name="P14">141.700</text:p>
          </table:table-cell>
          <table:table-cell table:style-name="Таблица10.B3" office:value-type="string">
            <text:p text:style-name="P12">от 2.900 до 17.100</text:p>
          </table:table-cell>
        </table:table-row>
        <table:table-row table:style-name="Таблица10.10">
          <table:table-cell table:style-name="Таблица10.A1" office:value-type="string">
            <text:p text:style-name="P12">8</text:p>
          </table:table-cell>
          <table:table-cell table:style-name="Таблица10.B1" office:value-type="string">
            <text:p text:style-name="P20"><text:span text:style-name="T7">МАРК-</text:span><text:span text:style-name="T5">SQL</text:span></text:p>
          </table:table-cell>
          <table:table-cell table:style-name="Таблица10.B1" office:value-type="string">
            <text:p text:style-name="P12">Каталогизация, Поиск, Комплектование, Администратор, Периодика, Абонемент, Книгообеспеченоость</text:p>
          </table:table-cell>
          <table:table-cell table:style-name="Таблица10.B1" office:value-type="string">
            <text:p text:style-name="P14"> </text:p>
          </table:table-cell>
          <table:table-cell table:style-name="Таблица10.B1" office:value-type="string">
            <text:p text:style-name="P14">51.800</text:p>
            <text:p text:style-name="P13">Версия для мини библиотек. До 50 000 биб. записей</text:p>
          </table:table-cell>
          <table:table-cell table:style-name="Таблица10.B1" office:value-type="string">
            <text:p text:style-name="P14">197.700</text:p>
          </table:table-cell>
          <table:table-cell table:style-name="Таблица10.B1" office:value-type="string">
            <text:p text:style-name="P12">от 9.100 до 32.200</text:p>
          </table:table-cell>
        </table:table-row>
        <table:table-row table:style-name="Таблица10.10">
          <table:table-cell table:style-name="Таблица10.A3" office:value-type="string">
            <text:p text:style-name="P12">9</text:p>
          </table:table-cell>
          <table:table-cell table:style-name="Таблица10.B3" office:value-type="string">
            <text:p text:style-name="P7">Моя библиотека</text:p>
          </table:table-cell>
          <table:table-cell table:style-name="Таблица10.B3" office:value-type="string">
            <text:p text:style-name="P12">Каталогизация, Поиск, Администратор</text:p>
          </table:table-cell>
          <table:table-cell table:style-name="Таблица10.B3" office:value-type="string">
            <text:p text:style-name="P14">14.430</text:p>
          </table:table-cell>
          <table:table-cell table:style-name="Таблица10.B3" office:value-type="string">
            <text:p text:style-name="P14">20.202</text:p>
          </table:table-cell>
          <table:table-cell table:style-name="Таблица10.B3" office:value-type="string">
            <text:p text:style-name="P14">77.324</text:p>
          </table:table-cell>
          <table:table-cell table:style-name="Таблица10.B3" office:value-type="string">
            <text:p text:style-name="P12">от 5.460 до 13.730</text:p>
          </table:table-cell>
        </table:table-row>
        <table:table-row table:style-name="Таблица10.12">
          <table:table-cell table:style-name="Таблица10.A12" office:value-type="string">
            <text:p text:style-name="P12">10</text:p>
          </table:table-cell>
          <table:table-cell table:style-name="Таблица10.B12" office:value-type="string">
            <text:p text:style-name="P7">Руслан</text:p>
          </table:table-cell>
          <table:table-cell table:style-name="Таблица10.B12" office:value-type="string">
            <text:p text:style-name="P12">Каталогизация, Поиск, Комплектование, Администратор, Веб-поиск, Абонемент</text:p>
          </table:table-cell>
          <table:table-cell table:style-name="Таблица10.B12" office:value-type="string">
            <text:p text:style-name="P14"> </text:p>
          </table:table-cell>
          <table:table-cell table:style-name="Таблица10.B12" office:value-type="string">
            <text:p text:style-name="P14">98.000</text:p>
            <text:p text:style-name="P13">не включена стоимость базы данных</text:p>
          </table:table-cell>
          <table:table-cell table:style-name="Таблица10.B12" office:value-type="string">
            <text:p text:style-name="P14">352.000</text:p>
            <text:p text:style-name="P13">не включена стоимость БД </text:p>
          </table:table-cell>
          <table:table-cell table:style-name="Таблица10.B12" office:value-type="string">
            <text:p text:style-name="P12">входит в комплект</text:p>
          </table:table-cell>
        </table:table-row>
      </table:table>
      <text:p text:style-name="P5"/>
      <text:h text:style-name="P28" text:outline-level="2"/>
      <text:h text:style-name="P29" text:outline-level="2">Бесплатные библиографические базы данных</text:h>
      <text:h text:style-name="Heading_20_3" text:outline-level="3">Библиографическая база данных IngentaConnect</text:h>
      <text:p text:style-name="Text_20_body">Единственная в мире библиографическая база данных универсального профиля, включающая описания статей из англоязычных журналов и сборников. Ее наполнение ведется с 1988 года и на настоящее время объем IngentaConnect составляет более 23 миллионов записей. Библиографическая база данных изначально образовалась в рамках проекта UnCover, цель которого состояла в доставке потребителям полных текстов документов (сама доставка осуществлялась в то время по факсу). Коммерческий успех UnCover, который начинался как совместный проект Альянса научных библиотек Колорадо, привел к тому, что данная служба окончательно выделилась в самостоятельную службу с иным названием. Поисковый интерфейс максимально прост. Для доступа к нему необходимо кликнуть на пункт Search Options на первой странице. Разыскание может вестись по автору, а также терминам из заглавия, рефератах или ключевых слов. Существует возможность применения булевых операторов AND, OR, NOT, усечение терминов с помощью "*", а также ограничение запроса временным интервалом. Подсистема выдачи результатов позволяет просматривать запись (Summary), отмечать (Mark) и сохранять перечень релевантных записей (Marked list). Результат поиска может быть выслан по электронной почте.</text:p>
      <text:h text:style-name="Heading_20_3" text:outline-level="3">Библиографическая база данных ArticleSciences</text:h>
      <text:p text:style-name="Text_20_body">База данных статей из научной периодики. Сервис<text:span text:style-name="T1"> </text:span>предоставляется<text:span text:style-name="T1"> </text:span>французскими<text:span text:style-name="T1"> </text:span>партнерскими<text:span text:style-name="T1"> </text:span>организациями<text:span text:style-name="T1"> Institut de l'Information Scientifique et Technique - Centre National de la Recherche Scientifique (INIST-CNRS). </text:span>Стартовая страница системы дает пользователю возможность выбора одного из четырех языков интерфейса: французского, английского, испанского и итальянского. Поисковый механизм позволяет производить разыскания по <text:soft-page-break/>заглавию статьи и фамилии автора с возможностью сочетания данных этих двух полей, а также ограничивать поиск определенным годом. В настоящее время база данных содержит порядка 10,5 миллионов статей из академических журналов на различных европейских языках. Статьи сопровождаются рефератами, объем которых иногда весьма внушителен. Сервис может быть эффективно использован в качестве дополнения к базе данных Ingenta, как источник сведений о статьях из европейской научной периодики. В качестве платной услуги предлагается электронная доставка полных текстов найденных статей.</text:p>
      <text:h text:style-name="Heading_20_3" text:outline-level="3">Библиографическая база данных MedLine (PubMed)</text:h>
      <text:p text:style-name="Text_20_body">Самая известная и авторитетная среди отраслевых баз данных мира. Поддерживается Национальной медицинской библиотекой США (NLM). Включает описания и рефераты из 4.600 медицинских и биологических журналов, публикуемых в более чем 70 стран мира. Нижняя хронологическая граница MEDLINE - 1951 год. На 2007 год ее наполнение составляло более 17 миллионов записей. Актуализация базы проводится еженедельно. Доступ к MEDLINE открыт на сервере NLM через службу PubMed. Для работы оптимальнее выбрать пункт меню Limits, раскрытие которого приводит к появлению многоуровнего меню, позволяющего сформировать запрос с использованием многочисленных фильтров: датой ввода в базу, типом и видом издания, языком текста и иными специфическими для медицины параметрами. MEDLINE обладает близкой к образцовой подсистему работы с данными. Система позволяет просматривать записи, отмечая релевантные документы и сохранять выделенные документы на локальном диске пользователя (функция Clipboard). Каждая запись в перечне результатов поиска снабжена ссылкой Related Articles, щелчек мышью по которой приводит к появлению перечня статей, содержание которых аналогично данной. Эта функция крайне полезна при проведении эвристического поиска, учитывающего ассоциативные связи и <text:soft-page-break/>скрытые закономерности. Фиксируется "история" разысканий с возможностью вернуться к любому их этапу. Качество библиографических записей MEDLINE, которая среди прочих содержит большой объем сведений о статьях из российской медицинской периодики, можно считать образцовым: все описания включают многочисленные классификационные рубрики, большинство снабжено развернутыми рефератами.</text:p>
      <text:h text:style-name="Heading_20_3" text:outline-level="3">Базы данных ИНИОН</text:h>
      <text:p text:style-name="Text_20_body">Крупнейший в России комплекс библиографических баз данных по гуманитарным и социальным наукам. На начало 2007 года отражено в общей сложности более 3 миллионов записей. Декларируется регулярное пополнение массива примерно на 90 тысяч записей ежегодно. Каждая отраслевая база данных имеет свой вход, рядом с которым указан объем информационного массива и дата последнего обновления. Поисковый интерфейс - "простой" или "профессиональный" отличается незначительно. Однако наличие большого числа особенностей и условностей требует предварительного ознакомления с файлом помощи по адресу http://www.inion.ru/product/SEARCH-HELP/search-help-rus2.html. Для лиц, освоивших правила пользования, открываются большие возможности, поскольку поисковый механизм позволяет производить максимальную детализацию поискового предписания, а объемы хранимых данных гарантируют близкую к исчерпывающей полноту результатов. Дополнительной платной услугой ИНИОН является электронная доставка полных текстов всех документов, сведения о которых отражены в базе данных.</text:p>
      <text:h text:style-name="Heading_20_3" text:outline-level="3">Информационная система "Парк"</text:h>
      <text:p text:style-name="Text_20_body">Поиск библиографических сведений - побочная бесплатная услуга при доступе к огромной полнотекстовой базе данных статей из более чем 350 российских центральных и региональных газет и журналов, а также сообщений множества информационных агентств (всего более 600 источников). Среди изданий газеты "Аргументы и факты", "Время МН", "Известия", "Коммерсант", <text:soft-page-break/>"Московские новости", "Независимая газета", "Новая газета", "Финансовая газета", журналы "Итоги", "Финансист", "Эксперт" и многие другие. Обновление содержания производится ежедневно. Форма ввода запроса предоставляет большие возможности. Поиск может осуществляться по полному тексту статьи, с возможностью ограничения областью заглавия, автора, временем выхода в свет, статусом документа (платный / бесплатный) и даже его объемом, измеряемом в килобайтах. Внутри полей допускаются условия поиска по "Словосочетанию", "Всем словам", "Любому слову". Данные из разных полей могут сочетаться по условиям ИЛИ / И НЕ. Особенностью системы является ее чувствительность к заглавным буквам, поэтому слова запроса рекомендуется вводить исключительно строчными буквами. Все необходимые расширения, связанные с падежами и числами, система производит сама - усекать термины нет необходимости. Предварительно разыскания можно ограничить отдельными периодическими изданиями. Для этого необходимо кликнуть на пункт меню "Издания" и отметить желаемые источники. Результаты поиска выдаются в виде, отличном от стандартного библиографического описания, однако достаточном для идентификации документа. В редких случаях доступны полные тексты статей - в этом случае напротив источника выставляется метка зеленого цвета. Полные тексты всех статей могут быть получены на основе платной подписки.</text:p>
      <text:h text:style-name="Heading_20_3" text:outline-level="3">Библиографическая база данных по проблемам физики высоких энергий</text:h>
      <text:p text:style-name="Text_20_body">Англоязычная библиографическая база данных, содержащая более 500 тысяч записей. Включает сведения о книгах, статьях из журналов и сборников, научных отчетах, докладах и тезисах конференций, электронных публикациях начиная с 1974 года. Представлено большое количество сведений о русскоязычной литературе. Поддерживается библиотекой Stanford Linear Accelerator Center. </text:p>
      <text:h text:style-name="Heading_20_3" text:outline-level="3"><text:soft-page-break/>Библиографическая база данных по проблемам искусственного интеллекта</text:h>
      <text:p text:style-name="Text_20_body">Поддерживается библиотекой Исследовательского института по проблемам искусственного интеллекта в Австрии. Содержит более 75 тысяч описаний книг, статей, докладов и отчетов. Интерфейс и все данные на английском языке. К сожалению, допускает только односложный поиск по автору и одному слову из заглавия, с ограничением по году издания.</text:p>
      <text:h text:style-name="Heading_20_3" text:outline-level="3">Библиографическая база данных по информатике</text:h>
      <text:p text:style-name="Text_20_body">Поддерживается университетом в Карлсруэ, Германия. Англоязычная база данных, содержащая более 1.2 миллионов описаний книг, журнальных статей и научных докладов. Сведения о российских источниках практически отсутствуют. Система имеет примитивный интерфейс, однако досточно устойчива при поиске.</text:p>
      <text:h text:style-name="P28" text:outline-level="2">Стандарты</text:h>
      <text:p text:style-name="P23">из статьи</text:p>
      <text:p text:style-name="P23"/>
      <text:h text:style-name="P28" text:outline-level="2">Подходы к построению цифровых библиотек</text:h>
      <text:p text:style-name="P23">HTML + XML</text:p>
      <text:p text:style-name="P23">автономные агенты</text:p>
      <text:p text:style-name="P23">объекты + RMI</text:p>
      <text:p text:style-name="P23">OAI Protocol for Metadata Harvesting</text:p>
      <text:p text:style-name="P23"/>
      <text:h text:style-name="P28" text:outline-level="2">Форматы описания данных</text:h>
      <text:p text:style-name="P23">MARC</text:p>
      <text:p text:style-name="P23">MARCXML</text:p>
      <text:p text:style-name="P23"><text:soft-page-break/>MODS</text:p>
      <text:p text:style-name="P23">MADS</text:p>
      <text:p text:style-name="P23">EAD</text:p>
      <text:p text:style-name="P23"/>
      <text:h text:style-name="P28" text:outline-level="2">Стандарты цифровых библиотек</text:h>
      <text:p text:style-name="P23">METS</text:p>
      <text:p text:style-name="P23">MIX</text:p>
      <text:p text:style-name="P23">PREMIS</text:p>
      <text:p text:style-name="P23">TextMD</text:p>
      <text:p text:style-name="P23">ISO/IDS 25577</text:p>
      <text:p text:style-name="P23">ISO/IDS 20775</text:p>
      <text:p text:style-name="P23"/>
      <text:h text:style-name="P28" text:outline-level="2">Протоколы</text:h>
      <text:p text:style-name="P23">HTTP</text:p>
      <text:p text:style-name="P23">Z39.50, CQL (Common Query Language)</text:p>
      <text:p text:style-name="P23">SRU/SRW (REST/SOAP)</text:p>
      <text:h text:style-name="P27" text:outline-level="1"><text:span text:style-name="T2">Р</text:span>езультаты</text:h>
      <text:h text:style-name="Heading_20_1" text:outline-level="1"/>
      <text:h text:style-name="P27" text:outline-level="1">Заключение</text:h>
      <text:h text:style-name="Heading_20_2" text:outline-level="2"><text:tab/>Степень проработки</text:h>
      <text:h text:style-name="Heading_20_2" text:outline-level="2"><text:tab/>Перспективы</text:h>
      <text:h text:style-name="Heading_20_1" text:outline-level="1"/>
      <text:h text:style-name="P27" text:outline-level="1">Список литератур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2.499cm" style:auto-text-indent="false" style:page-number="auto" fo:background-color="transparent" style:shadow="none">
        <style:tab-stops/>
        <style:background-image/>
      </style:paragraph-properties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19</text:page-number> <text:span text:style-name="MT1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31T15:12:27.37</meta:creation-date>
    <dc:date>2009-06-04T17:37:00.31</dc:date>
    <meta:editing-duration>PT01H05M54S</meta:editing-duration>
    <meta:editing-cycles>48</meta:editing-cycles>
    <meta:generator>OpenOffice.org/3.0$Win32 OpenOffice.org_project/300m9$Build-9358</meta:generator>
    <meta:document-statistic meta:table-count="2" meta:image-count="0" meta:object-count="0" meta:page-count="19" meta:paragraph-count="277" meta:word-count="1873" meta:character-count="14678"/>
    <meta:user-defined meta:name="Поле 1"/>
    <meta:user-defined meta:name="Поле 2"/>
    <meta:user-defined meta:name="Поле 3"/>
    <meta:user-defined meta:name="Поле 4"/>
  </office:meta>
</office:document-meta>
</file>